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Subsystem </text:p>
          </draw:text-box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1:56:07.229077102</meta:creation-date>
    <meta:editing-duration>PT57S</meta:editing-duration>
    <meta:editing-cycles>2</meta:editing-cycles>
    <meta:generator>LibreOffice/6.4.3.2$Linux_X86_64 LibreOffice_project/40$Build-2</meta:generator>
    <dc:title>Lights</dc:title>
    <dc:date>2020-06-04T11:57:04.094508820</dc:date>
    <meta:document-statistic meta:object-count="56"/>
  </office:meta>
</office:document-meta>
</file>